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1856" calcext:value-type="float">
            <text:p>-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7472" calcext:value-type="float">
            <text:p>-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7576" calcext:value-type="float">
            <text:p>-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5112" calcext:value-type="float">
            <text:p>-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2168" calcext:value-type="float">
            <text:p>-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7408" calcext:value-type="float">
            <text:p>-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288" calcext:value-type="float">
            <text:p>-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5176" calcext:value-type="float">
            <text:p>-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1792" calcext:value-type="float">
            <text:p>-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592" calcext:value-type="float">
            <text:p>-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3296" calcext:value-type="float">
            <text:p>-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6136" calcext:value-type="float">
            <text:p>-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5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8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3696" calcext:value-type="float">
            <text:p>-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2776" calcext:value-type="float">
            <text:p>-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952" calcext:value-type="float">
            <text:p>-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3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5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2-0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2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0608" calcext:value-type="float">
            <text:p>-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491" calcext:value-type="float">
            <text:p>-3.166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618993548387" calcext:value-type="float">
            <text:p>-2.89618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255251612903" calcext:value-type="float">
            <text:p>-2.55255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60936" calcext:value-type="float">
            <text:p>-2.47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962038709677" calcext:value-type="float">
            <text:p>-2.41962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38838709677" calcext:value-type="float">
            <text:p>-2.46838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754425806452" calcext:value-type="float">
            <text:p>-2.27754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6424" calcext:value-type="float">
            <text:p>-2.3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0728" calcext:value-type="float">
            <text:p>-2.84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274270967742" calcext:value-type="float">
            <text:p>-2.99274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947365517241" calcext:value-type="float">
            <text:p>-2.909473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12438709677" calcext:value-type="float">
            <text:p>-2.64212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01367741935" calcext:value-type="float">
            <text:p>-2.420013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55784" calcext:value-type="float">
            <text:p>-2.2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40103225806" calcext:value-type="float">
            <text:p>-2.13940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63576" calcext:value-type="float">
            <text:p>-2.5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411458064516" calcext:value-type="float">
            <text:p>-2.24411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318348387097" calcext:value-type="float">
            <text:p>-2.19318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13056" calcext:value-type="float">
            <text:p>-2.5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598683870968" calcext:value-type="float">
            <text:p>-3.33598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79792" calcext:value-type="float">
            <text:p>-3.28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89858064516" calcext:value-type="float">
            <text:p>-3.56389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019771428571" calcext:value-type="float">
            <text:p>-3.650197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543716129032" calcext:value-type="float">
            <text:p>-3.48543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30038709677" calcext:value-type="float">
            <text:p>-3.28830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06416" calcext:value-type="float">
            <text:p>-3.05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271948387097" calcext:value-type="float">
            <text:p>-3.05271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27168" calcext:value-type="float">
            <text:p>-3.04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41424516129" calcext:value-type="float">
            <text:p>-2.93414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538012903226" calcext:value-type="float">
            <text:p>-2.95538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40096" calcext:value-type="float">
            <text:p>-3.07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563974193548" calcext:value-type="float">
            <text:p>-3.385639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7436" calcext:value-type="float">
            <text:p>-3.1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50095483871" calcext:value-type="float">
            <text:p>-3.2350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073171428572" calcext:value-type="float">
            <text:p>-3.350731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642658064516" calcext:value-type="float">
            <text:p>-3.2164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005316129032" calcext:value-type="float">
            <text:p>-3.08005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7432" calcext:value-type="float">
            <text:p>-2.92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211277419355" calcext:value-type="float">
            <text:p>-2.67211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74544" calcext:value-type="float">
            <text:p>-2.7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21904" calcext:value-type="float">
            <text:p>-2.08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131428571429" calcext:value-type="float">
            <text:p>-2.35131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936619354839" calcext:value-type="float">
            <text:p>-2.22936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848" calcext:value-type="float">
            <text:p>-1.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964516129032" calcext:value-type="float">
            <text:p>-1.3396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20656" calcext:value-type="float">
            <text:p>-0.9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979612903226" calcext:value-type="float">
            <text:p>-0.856979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9223483870968" calcext:value-type="float">
            <text:p>-0.989223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73896" calcext:value-type="float">
            <text:p>-0.9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744748387097" calcext:value-type="float">
            <text:p>-1.25744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5736" calcext:value-type="float">
            <text:p>-1.87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541625806452" calcext:value-type="float">
            <text:p>-2.01541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6678" calcext:value-type="float">
            <text:p>-2.376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74816" calcext:value-type="float">
            <text:p>-1.89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989316129032" calcext:value-type="float">
            <text:p>-1.79989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75024" calcext:value-type="float">
            <text:p>-1.6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24774193548" calcext:value-type="float">
            <text:p>-1.77324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99032" calcext:value-type="float">
            <text:p>-1.40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8465806451613" calcext:value-type="float">
            <text:p>-0.99846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8766709677419" calcext:value-type="float">
            <text:p>-0.898766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85632" calcext:value-type="float">
            <text:p>-0.8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0334193548387" calcext:value-type="float">
            <text:p>-0.83033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93984" calcext:value-type="float">
            <text:p>-1.07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593212903226" calcext:value-type="float">
            <text:p>-1.27593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931885714286" calcext:value-type="float">
            <text:p>-1.29931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704283870968" calcext:value-type="float">
            <text:p>-1.11704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2040516129032" calcext:value-type="float">
            <text:p>-0.742040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87184" calcext:value-type="float">
            <text:p>-0.7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3081548387097" calcext:value-type="float">
            <text:p>-0.76308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9044" calcext:value-type="float">
            <text:p>-0.47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5586838709677" calcext:value-type="float">
            <text:p>-0.13558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47367741935484" calcext:value-type="float">
            <text:p>-0.044736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75104" calcext:value-type="float">
            <text:p>-0.1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796" calcext:value-type="float">
            <text:p>-1.4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503561290323" calcext:value-type="float">
            <text:p>-1.30503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701986206897" calcext:value-type="float">
            <text:p>-1.407019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537083870968" calcext:value-type="float">
            <text:p>-1.45537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393677419355" calcext:value-type="float">
            <text:p>-1.2639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9556" calcext:value-type="float">
            <text:p>-1.0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457909677419" calcext:value-type="float">
            <text:p>-1.04457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5792" calcext:value-type="float">
            <text:p>-0.8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2850838709677" calcext:value-type="float">
            <text:p>-0.342850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101677419355" calcext:value-type="float">
            <text:p>-0.45710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5328" calcext:value-type="float">
            <text:p>-0.4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931612903226" calcext:value-type="float">
            <text:p>-0.85393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5368" calcext:value-type="float">
            <text:p>-1.0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556748387097" calcext:value-type="float">
            <text:p>-1.45556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199628571429" calcext:value-type="float">
            <text:p>-1.711996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32335483871" calcext:value-type="float">
            <text:p>-1.49332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93496774194" calcext:value-type="float">
            <text:p>-1.31093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96192" calcext:value-type="float">
            <text:p>-1.16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883587096774" calcext:value-type="float">
            <text:p>-1.05883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3752" calcext:value-type="float">
            <text:p>-0.8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218322580645" calcext:value-type="float">
            <text:p>-0.960218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7106838709677" calcext:value-type="float">
            <text:p>-0.86710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0768" calcext:value-type="float">
            <text:p>-1.0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73135483871" calcext:value-type="float">
            <text:p>-1.857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568" calcext:value-type="float">
            <text:p>-2.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018683870968" calcext:value-type="float">
            <text:p>-2.65018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537142857143" calcext:value-type="float">
            <text:p>-2.15537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240309677419" calcext:value-type="float">
            <text:p>-1.92240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968965517241" calcext:value-type="float">
            <text:p>-1.589689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96544" calcext:value-type="float">
            <text:p>-1.3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69152" calcext:value-type="float">
            <text:p>-0.6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8552774193548" calcext:value-type="float">
            <text:p>-0.85855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6325935483871" calcext:value-type="float">
            <text:p>-0.93632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948685714286" calcext:value-type="float">
            <text:p>-1.11948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77557894737" calcext:value-type="float">
            <text:p>-1.77377557894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18153846154" calcext:value-type="float">
            <text:p>-1.804181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78175" calcext:value-type="float">
            <text:p>-1.587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19432258065" calcext:value-type="float">
            <text:p>-1.53019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822787096774" calcext:value-type="float">
            <text:p>-1.52822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1125" calcext:value-type="float">
            <text:p>-1.381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696175" calcext:value-type="float">
            <text:p>-0.83696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3150967741935" calcext:value-type="float">
            <text:p>-0.753150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143475" calcext:value-type="float">
            <text:p>-0.81143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154375" calcext:value-type="float">
            <text:p>-0.9215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246193548387" calcext:value-type="float">
            <text:p>-1.26246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355875" calcext:value-type="float">
            <text:p>-1.80355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277909677419" calcext:value-type="float">
            <text:p>-1.88277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9736" calcext:value-type="float">
            <text:p>-2.02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890348387097" calcext:value-type="float">
            <text:p>-2.23890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25608" calcext:value-type="float">
            <text:p>-2.30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10625" calcext:value-type="float">
            <text:p>-1.99310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07688" calcext:value-type="float">
            <text:p>-1.68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9116" calcext:value-type="float">
            <text:p>-1.3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37381818182" calcext:value-type="float">
            <text:p>-1.328373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30296" calcext:value-type="float">
            <text:p>-1.58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11625" calcext:value-type="float">
            <text:p>-1.681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990941935484" calcext:value-type="float">
            <text:p>-2.51990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32872727273" calcext:value-type="float">
            <text:p>-2.676328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606" calcext:value-type="float">
            <text:p>-2.7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336774193548" calcext:value-type="float">
            <text:p>-2.73336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208412903226" calcext:value-type="float">
            <text:p>-2.49208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12528" calcext:value-type="float">
            <text:p>-2.2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29367741936" calcext:value-type="float">
            <text:p>-1.99329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24712" calcext:value-type="float">
            <text:p>-1.38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011542857143" calcext:value-type="float">
            <text:p>-1.25011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058812903226" calcext:value-type="float">
            <text:p>-1.19058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44624" calcext:value-type="float">
            <text:p>-1.46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15638709677" calcext:value-type="float">
            <text:p>-1.75515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8276" calcext:value-type="float">
            <text:p>-2.2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61855483871" calcext:value-type="float">
            <text:p>-1.97618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52171428571" calcext:value-type="float">
            <text:p>-1.67052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068025806452" calcext:value-type="float">
            <text:p>-1.46068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15406451613" calcext:value-type="float">
            <text:p>-1.38015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24664" calcext:value-type="float">
            <text:p>-1.24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508232258065" calcext:value-type="float">
            <text:p>-1.01508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01976" calcext:value-type="float">
            <text:p>-0.26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9762580645161" calcext:value-type="float">
            <text:p>-0.018976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693677419355" calcext:value-type="float">
            <text:p>-0.24069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6768" calcext:value-type="float">
            <text:p>-0.56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58224516129" calcext:value-type="float">
            <text:p>-1.13582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51856" calcext:value-type="float">
            <text:p>-1.81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538193548387" calcext:value-type="float">
            <text:p>-1.76538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918571428571" calcext:value-type="float">
            <text:p>-1.64918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063380645161" calcext:value-type="float">
            <text:p>-1.58063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198735483871" calcext:value-type="float">
            <text:p>-1.47198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39368" calcext:value-type="float">
            <text:p>-1.37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733142857143" calcext:value-type="float">
            <text:p>-1.32733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3261419354839" calcext:value-type="float">
            <text:p>-0.383261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037419354839" calcext:value-type="float">
            <text:p>-0.496037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89016" calcext:value-type="float">
            <text:p>-0.55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6552258064516" calcext:value-type="float">
            <text:p>-0.43655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565419354839" calcext:value-type="float">
            <text:p>-1.48565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661572413793" calcext:value-type="float">
            <text:p>-1.326615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954090322581" calcext:value-type="float">
            <text:p>-1.43954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860980645161" calcext:value-type="float">
            <text:p>-1.38860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82624" calcext:value-type="float">
            <text:p>-1.38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128180645161" calcext:value-type="float">
            <text:p>-1.43128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2144" calcext:value-type="float">
            <text:p>-1.2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513290322581" calcext:value-type="float">
            <text:p>-0.579513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0149935483871" calcext:value-type="float">
            <text:p>-0.29014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748" calcext:value-type="float">
            <text:p>-0.39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587612903226" calcext:value-type="float">
            <text:p>-0.38758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5336" calcext:value-type="float">
            <text:p>-0.2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012387096774" calcext:value-type="float">
            <text:p>-0.22201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435428571429" calcext:value-type="float">
            <text:p>0.381435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9825806451613" calcext:value-type="float">
            <text:p>0.44982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685677419355" calcext:value-type="float">
            <text:p>0.55768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7336" calcext:value-type="float">
            <text:p>0.6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882064516129" calcext:value-type="float">
            <text:p>0.72788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9472" calcext:value-type="float">
            <text:p>1.2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68232258065" calcext:value-type="float">
            <text:p>1.24368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02890322581" calcext:value-type="float">
            <text:p>1.15302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7592" calcext:value-type="float">
            <text:p>0.8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0380999999999992" calcext:value-type="float">
            <text:p>0.0003809999999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61848" calcext:value-type="float">
            <text:p>0.05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3394580645161" calcext:value-type="float">
            <text:p>-0.29339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7892285714286" calcext:value-type="float">
            <text:p>-0.117892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64487741935484" calcext:value-type="float">
            <text:p>0.026448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178064516129" calcext:value-type="float">
            <text:p>0.048178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21488" calcext:value-type="float">
            <text:p>0.02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51878709677419" calcext:value-type="float">
            <text:p>-0.065187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90016" calcext:value-type="float">
            <text:p>0.0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217032258065" calcext:value-type="float">
            <text:p>0.667217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8824516129032" calcext:value-type="float">
            <text:p>0.91882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9712" calcext:value-type="float">
            <text:p>0.81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090064516129" calcext:value-type="float">
            <text:p>0.10609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09728" calcext:value-type="float">
            <text:p>0.0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19721290322581" calcext:value-type="float">
            <text:p>-0.071972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81" calcext:value-type="float">
            <text:p>-0.0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2313290322581" calcext:value-type="float">
            <text:p>-0.122313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17870967741936" calcext:value-type="float">
            <text:p>-0.041787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81304" calcext:value-type="float">
            <text:p>0.07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30735483871" calcext:value-type="float">
            <text:p>-0.2223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45288" calcext:value-type="float">
            <text:p>-0.01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358709677419" calcext:value-type="float">
            <text:p>0.30135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54134193548387" calcext:value-type="float">
            <text:p>0.075413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31368" calcext:value-type="float">
            <text:p>-0.05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2366" calcext:value-type="float">
            <text:p>-0.642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55056" calcext:value-type="float">
            <text:p>-0.56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5638193548387" calcext:value-type="float">
            <text:p>-0.595638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6222620689655" calcext:value-type="float">
            <text:p>-0.5462226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0108903225807" calcext:value-type="float">
            <text:p>-0.650108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0629419354839" calcext:value-type="float">
            <text:p>-0.66062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81264" calcext:value-type="float">
            <text:p>-0.80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3215225806452" calcext:value-type="float">
            <text:p>-0.333215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47392" calcext:value-type="float">
            <text:p>0.22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5054451612903" calcext:value-type="float">
            <text:p>0.32505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0647483870968" calcext:value-type="float">
            <text:p>0.19064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0305290322581" calcext:value-type="float">
            <text:p>-0.820305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92768" calcext:value-type="float">
            <text:p>-0.9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54270967742" calcext:value-type="float">
            <text:p>-1.01154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8976857142857" calcext:value-type="float">
            <text:p>-0.848976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1873032258065" calcext:value-type="float">
            <text:p>-0.581873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4186838709677" calcext:value-type="float">
            <text:p>-0.36418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0904" calcext:value-type="float">
            <text:p>-0.39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62425" calcext:value-type="float">
            <text:p>-0.4162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94" calcext:value-type="float">
            <text:p>-0.2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368" calcext:value-type="float">
            <text:p>-0.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1292" calcext:value-type="float">
            <text:p>-0.4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13936" calcext:value-type="float">
            <text:p>-0.43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9981677419355" calcext:value-type="float">
            <text:p>-0.63998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6664" calcext:value-type="float">
            <text:p>-1.19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99122580645" calcext:value-type="float">
            <text:p>-1.58899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0942" calcext:value-type="float">
            <text:p>-1.440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929212903226" calcext:value-type="float">
            <text:p>-1.48929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244361290323" calcext:value-type="float">
            <text:p>-1.90244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52408" calcext:value-type="float">
            <text:p>-0.88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351406451613" calcext:value-type="float">
            <text:p>-1.59351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33024" calcext:value-type="float">
            <text:p>-1.07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1126451612903" calcext:value-type="float">
            <text:p>-0.901126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177032258065" calcext:value-type="float">
            <text:p>-0.728177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73872" calcext:value-type="float">
            <text:p>-0.83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869625" calcext:value-type="float">
            <text:p>-0.99869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0968" calcext:value-type="float">
            <text:p>-1.1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61161290323" calcext:value-type="float">
            <text:p>-1.7226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831" calcext:value-type="float">
            <text:p>-1.71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03547826087" calcext:value-type="float">
            <text:p>-2.010354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816" calcext:value-type="float">
            <text:p>-1.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265454545455" calcext:value-type="float">
            <text:p>-1.842654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7527272727273" calcext:value-type="float">
            <text:p>-0.997527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94984" calcext:value-type="float">
            <text:p>-1.87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209784615385" calcext:value-type="float">
            <text:p>-1.6620978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3108" calcext:value-type="float">
            <text:p>-1.953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941866666667" calcext:value-type="float">
            <text:p>-1.52941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3558" calcext:value-type="float">
            <text:p>-1.54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445696" calcext:value-type="float">
            <text:p>-1.644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38328" calcext:value-type="float">
            <text:p>-1.30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573522580645" calcext:value-type="float">
            <text:p>-1.4457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22838709677" calcext:value-type="float">
            <text:p>-1.56922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345625806452" calcext:value-type="float">
            <text:p>-1.5734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542610526316" calcext:value-type="float">
            <text:p>-1.9454261052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941909677419" calcext:value-type="float">
            <text:p>-1.66941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032027586207" calcext:value-type="float">
            <text:p>-1.590320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809356521739" calcext:value-type="float">
            <text:p>-1.37809356521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0292" calcext:value-type="float">
            <text:p>-1.32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9606" calcext:value-type="float">
            <text:p>-1.419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325511111111" calcext:value-type="float">
            <text:p>-1.29325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4041290322581" calcext:value-type="float">
            <text:p>-0.99404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004387096774" calcext:value-type="float">
            <text:p>-0.539004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0712" calcext:value-type="float">
            <text:p>0.3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171" calcext:value-type="float">
            <text:p>0.606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2384" calcext:value-type="float">
            <text:p>0.5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0708285714286" calcext:value-type="float">
            <text:p>0.550708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0559714285714" calcext:value-type="float">
            <text:p>0.450559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9710461538462" calcext:value-type="float">
            <text:p>0.37971046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334" calcext:value-type="float">
            <text:p>0.0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0735" calcext:value-type="float">
            <text:p>0.9690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3511652173913" calcext:value-type="float">
            <text:p>0.86351165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50993548387" calcext:value-type="float">
            <text:p>1.26550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34064516129" calcext:value-type="float">
            <text:p>0.77134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8504" calcext:value-type="float">
            <text:p>1.13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1184516129032" calcext:value-type="float">
            <text:p>0.75118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18992" calcext:value-type="float">
            <text:p>0.36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2347870967742" calcext:value-type="float">
            <text:p>0.202347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3038571428571" calcext:value-type="float">
            <text:p>0.363038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7211870967742" calcext:value-type="float">
            <text:p>0.257211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15535483871" calcext:value-type="float">
            <text:p>0.14915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2008" calcext:value-type="float">
            <text:p>0.56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7328" calcext:value-type="float">
            <text:p>0.50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212" calcext:value-type="float">
            <text:p>0.42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606967741935" calcext:value-type="float">
            <text:p>0.210606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071741935484" calcext:value-type="float">
            <text:p>0.74607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2728" calcext:value-type="float">
            <text:p>0.25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6164903225806" calcext:value-type="float">
            <text:p>-0.336164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2896" calcext:value-type="float">
            <text:p>-0.23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0080516129032" calcext:value-type="float">
            <text:p>-0.300080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893517241379" calcext:value-type="float">
            <text:p>-0.2778935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6841548387097" calcext:value-type="float">
            <text:p>-0.36684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418322580645" calcext:value-type="float">
            <text:p>-0.274418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034" calcext:value-type="float">
            <text:p>0.18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369290322581" calcext:value-type="float">
            <text:p>0.189369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0152" calcext:value-type="float">
            <text:p>0.2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73625806451613" calcext:value-type="float">
            <text:p>-0.037362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222967741935" calcext:value-type="float">
            <text:p>0.567222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46752" calcext:value-type="float">
            <text:p>0.47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1873548387097" calcext:value-type="float">
            <text:p>-0.024187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1092" calcext:value-type="float">
            <text:p>0.10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6128" calcext:value-type="float">
            <text:p>-0.05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0935714285714" calcext:value-type="float">
            <text:p>0.410935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4487741935484" calcext:value-type="float">
            <text:p>0.26448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5500129032258" calcext:value-type="float">
            <text:p>0.10550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53304" calcext:value-type="float">
            <text:p>0.53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4846193548387" calcext:value-type="float">
            <text:p>0.354846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4552" calcext:value-type="float">
            <text:p>0.3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2608258064516" calcext:value-type="float">
            <text:p>-0.12260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628387096774" calcext:value-type="float">
            <text:p>0.578628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0384" calcext:value-type="float">
            <text:p>0.6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5002580645161" calcext:value-type="float">
            <text:p>0.20500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22448" calcext:value-type="float">
            <text:p>0.2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0491612903225809" calcext:value-type="float">
            <text:p>0.0004916129032258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2702857142857" calcext:value-type="float">
            <text:p>0.0942702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8760774193548" calcext:value-type="float">
            <text:p>-0.998760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3567483870968" calcext:value-type="float">
            <text:p>-0.69356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7104" calcext:value-type="float">
            <text:p>0.1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7824774193548" calcext:value-type="float">
            <text:p>0.367824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46288" calcext:value-type="float">
            <text:p>0.81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7032258064516" calcext:value-type="float">
            <text:p>0.46703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67380645161" calcext:value-type="float">
            <text:p>1.13867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772" calcext:value-type="float">
            <text:p>0.71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290064516129" calcext:value-type="float">
            <text:p>0.18229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13816" calcext:value-type="float">
            <text:p>-0.0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004387096774" calcext:value-type="float">
            <text:p>-0.920004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0644" calcext:value-type="float">
            <text:p>-0.5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4805161290323" calcext:value-type="float">
            <text:p>-0.714805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7349935483871" calcext:value-type="float">
            <text:p>-0.74734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4104" calcext:value-type="float">
            <text:p>-0.28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747612903226" calcext:value-type="float">
            <text:p>-0.14374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23264" calcext:value-type="float">
            <text:p>-0.12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4423483870968" calcext:value-type="float">
            <text:p>-0.684423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062857142857" calcext:value-type="float">
            <text:p>0.140062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3096" calcext:value-type="float">
            <text:p>0.1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82474838709677" calcext:value-type="float">
            <text:p>-0.038247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80288" calcext:value-type="float">
            <text:p>0.0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6755096774194" calcext:value-type="float">
            <text:p>-0.166755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175712" calcext:value-type="float">
            <text:p>-0.28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1661714285714" calcext:value-type="float">
            <text:p>-0.631661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6349161290323" calcext:value-type="float">
            <text:p>-0.876349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8651076923077" calcext:value-type="float">
            <text:p>-0.5786510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7608" calcext:value-type="float">
            <text:p>-0.9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914675862069" calcext:value-type="float">
            <text:p>-1.739146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956" calcext:value-type="float">
            <text:p>-1.5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7588" calcext:value-type="float">
            <text:p>-2.0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42176" calcext:value-type="float">
            <text:p>-0.6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1244444444445" calcext:value-type="float">
            <text:p>0.036124444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0055384615385" calcext:value-type="float">
            <text:p>0.15005538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0041263157895" calcext:value-type="float">
            <text:p>-0.29004126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05933333333334" calcext:value-type="float">
            <text:p>-0.0905933333333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9328516129032" calcext:value-type="float">
            <text:p>0.37932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49216" calcext:value-type="float">
            <text:p>0.46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977312" calcext:value-type="float">
            <text:p>0.40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40096" calcext:value-type="float">
            <text:p>-0.5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5352" calcext:value-type="float">
            <text:p>-1.1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7856" calcext:value-type="float">
            <text:p>-1.0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8220812942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96" meta:object-count="0"/>
    <meta:user-defined meta:name="AppVersion">3.0</meta:user-defined>
  </office:meta>
</office:document-meta>
</file>